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004cm"/>
    </style:style>
    <style:style style:name="co13" style:family="table-column">
      <style:table-column-properties fo:break-before="auto" style:column-width="2.133cm"/>
    </style:style>
    <style:style style:name="co14" style:family="table-column">
      <style:table-column-properties fo:break-before="auto" style:column-width="3.03cm"/>
    </style:style>
    <style:style style:name="co15" style:family="table-column">
      <style:table-column-properties fo:break-before="auto" style:column-width="2.159cm"/>
    </style:style>
    <style:style style:name="co16" style:family="table-column">
      <style:table-column-properties fo:break-before="auto" style:column-width="1.478cm"/>
    </style:style>
    <style:style style:name="co17" style:family="table-column">
      <style:table-column-properties fo:break-before="auto" style:column-width="1.969cm"/>
    </style:style>
    <style:style style:name="co18" style:family="table-column">
      <style:table-column-properties fo:break-before="auto" style:column-width="2.432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2.05cm"/>
    </style:style>
    <style:style style:name="co22" style:family="table-column">
      <style:table-column-properties fo:break-before="auto" style:column-width="2.323cm"/>
    </style:style>
    <style:style style:name="co23" style:family="table-column">
      <style:table-column-properties fo:break-before="auto" style:column-width="2.104cm"/>
    </style:style>
    <style:style style:name="co24" style:family="table-column">
      <style:table-column-properties fo:break-before="auto" style:column-width="2.895cm"/>
    </style:style>
    <style:style style:name="co25" style:family="table-column">
      <style:table-column-properties fo:break-before="auto" style:column-width="2.54cm"/>
    </style:style>
    <style:style style:name="co26" style:family="table-column">
      <style:table-column-properties fo:break-before="auto" style:column-width="2.459cm"/>
    </style:style>
    <style:style style:name="co27" style:family="table-column">
      <style:table-column-properties fo:break-before="auto" style:column-width="1.778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2.295cm"/>
    </style:style>
    <style:style style:name="co30" style:family="table-column">
      <style:table-column-properties fo:break-before="auto" style:column-width="2.268cm"/>
    </style:style>
    <style:style style:name="co31" style:family="table-column">
      <style:table-column-properties fo:break-before="auto" style:column-width="3.411cm"/>
    </style:style>
    <style:style style:name="co32" style:family="table-column">
      <style:table-column-properties fo:break-before="auto" style:column-width="1.642cm"/>
    </style:style>
    <style:style style:name="co33" style:family="table-column">
      <style:table-column-properties fo:break-before="auto" style:column-width="2.921cm"/>
    </style:style>
    <style:style style:name="co34" style:family="table-column">
      <style:table-column-properties fo:break-before="auto" style:column-width="3.276cm"/>
    </style:style>
    <style:style style:name="co35" style:family="table-column">
      <style:table-column-properties fo:break-before="auto" style:column-width="2.84cm"/>
    </style:style>
    <style:style style:name="co36" style:family="table-column">
      <style:table-column-properties fo:break-before="auto" style:column-width="2.649cm"/>
    </style:style>
    <style:style style:name="co37" style:family="table-column">
      <style:table-column-properties fo:break-before="auto" style:column-width="2.676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s" table:style-name="ta1">
        <table:shapes>
          <draw:frame draw:z-index="0" draw:style-name="gr1" draw:text-style-name="P1" svg:width="16.004cm" svg:height="8.991cm" svg:x="113.205cm" svg:y="9.996cm">
            <draw:object draw:notify-on-update-of-ranges="ross.BF12:ross.BF21 ross.BE2:ross.BE11 ross.BE12:ross.B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2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37" table:default-cell-style-name="Default"/>
        <table:table-column table:style-name="co10" table:default-cell-style-name="Default"/>
        <table:table-column table:style-name="co38" table:number-columns-repeated="4" table:default-cell-style-name="Default"/>
        <table:table-row table:style-name="ro1">
          <table:table-cell office:value-type="string" calcext:value-type="string">
            <text:p>total_pe</text:p>
          </table:table-cell>
          <table:table-cell office:value-type="string" calcext:value-type="string">
            <text:p>total_kp</text:p>
          </table:table-cell>
          <table:table-cell office:value-type="string" calcext:value-type="string">
            <text:p>total_lp</text:p>
          </table:table-cell>
          <table:table-cell office:value-type="string" calcext:value-type="string">
            <text:p>end_ts</text:p>
          </table:table-cell>
          <table:table-cell office:value-type="string" calcext:value-type="string">
            <text:p>mapping</text:p>
          </table:table-cell>
          <table:table-cell office:value-type="string" calcext:value-type="string">
            <text:p>model_events</text:p>
          </table:table-cell>
          <table:table-cell office:value-type="string" calcext:value-type="string">
            <text:p>network_events</text:p>
          </table:table-cell>
          <table:table-cell office:value-type="string" calcext:value-type="string">
            <text:p>total_events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events_processed</text:p>
          </table:table-cell>
          <table:table-cell office:value-type="string" calcext:value-type="string">
            <text:p>events_aborted</text:p>
          </table:table-cell>
          <table:table-cell office:value-type="string" calcext:value-type="string">
            <text:p>events_rb</text:p>
          </table:table-cell>
          <table:table-cell office:value-type="string" calcext:value-type="string">
            <text:p>pe_event_ties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send_loc_remote</text:p>
          </table:table-cell>
          <table:table-cell office:value-type="string" calcext:value-type="string">
            <text:p>percent_loc</text:p>
          </table:table-cell>
          <table:table-cell office:value-type="string" calcext:value-type="string">
            <text:p>send_net_remote</text:p>
          </table:table-cell>
          <table:table-cell office:value-type="string" calcext:value-type="string">
            <text:p>percent_net</text:p>
          </table:table-cell>
          <table:table-cell office:value-type="string" calcext:value-type="string">
            <text:p>rb_total</text:p>
          </table:table-cell>
          <table:table-cell office:value-type="string" calcext:value-type="string">
            <text:p>rb_primary</text:p>
          </table:table-cell>
          <table:table-cell office:value-type="string" calcext:value-type="string">
            <text:p>rb_secondary</text:p>
          </table:table-cell>
          <table:table-cell office:value-type="string" calcext:value-type="string">
            <text:p>fc_attempts</text:p>
          </table:table-cell>
          <table:table-cell office:value-type="string" calcext:value-type="string">
            <text:p>num_gvt</text:p>
          </table:table-cell>
          <table:table-cell office:value-type="string" calcext:value-type="string">
            <text:p>net_events</text:p>
          </table:table-cell>
          <table:table-cell office:value-type="string" calcext:value-type="string">
            <text:p>event_rate</text:p>
          </table:table-cell>
          <table:table-cell office:value-type="string" calcext:value-type="string">
            <text:p>events_past_end</text:p>
          </table:table-cell>
          <table:table-cell office:value-type="string" calcext:value-type="string">
            <text:p>event_alloc</text:p>
          </table:table-cell>
          <table:table-cell office:value-type="string" calcext:value-type="string">
            <text:p>memory_alloc</text:p>
          </table:table-cell>
          <table:table-cell office:value-type="string" calcext:value-type="string">
            <text:p>memory_wasted</text:p>
          </table:table-cell>
          <table:table-cell office:value-type="string" calcext:value-type="string">
            <text:p>remote_sends</text:p>
          </table:table-cell>
          <table:table-cell office:value-type="string" calcext:value-type="string">
            <text:p>remote_recvs</text:p>
          </table:table-cell>
          <table:table-cell office:value-type="string" calcext:value-type="string">
            <text:p>pe_struct</text:p>
          </table:table-cell>
          <table:table-cell office:value-type="string" calcext:value-type="string">
            <text:p>kp_struct</text:p>
          </table:table-cell>
          <table:table-cell office:value-type="string" calcext:value-type="string">
            <text:p>lp_struct</text:p>
          </table:table-cell>
          <table:table-cell office:value-type="string" calcext:value-type="string">
            <text:p>lp_model_struct</text:p>
          </table:table-cell>
          <table:table-cell office:value-type="string" calcext:value-type="string">
            <text:p>lp_rngs</text:p>
          </table:table-cell>
          <table:table-cell office:value-type="string" calcext:value-type="string">
            <text:p>total_lp_size</text:p>
          </table:table-cell>
          <table:table-cell office:value-type="string" calcext:value-type="string">
            <text:p>event_struct</text:p>
          </table:table-cell>
          <table:table-cell office:value-type="string" calcext:value-type="string">
            <text:p>event_struct_model</text:p>
          </table:table-cell>
          <table:table-cell office:value-type="string" calcext:value-type="string">
            <text:p>init_time</text:p>
          </table:table-cell>
          <table:table-cell office:value-type="string" calcext:value-type="string">
            <text:p>pq_time</text:p>
          </table:table-cell>
          <table:table-cell office:value-type="string" calcext:value-type="string">
            <text:p>avl_time</text:p>
          </table:table-cell>
          <table:table-cell office:value-type="string" calcext:value-type="string">
            <text:p>lz4_time</text:p>
          </table:table-cell>
          <table:table-cell office:value-type="string" calcext:value-type="string">
            <text:p>buddy_time</text:p>
          </table:table-cell>
          <table:table-cell office:value-type="string" calcext:value-type="string">
            <text:p>event_proc_time</text:p>
          </table:table-cell>
          <table:table-cell office:value-type="string" calcext:value-type="string">
            <text:p>event_cancel_time</text:p>
          </table:table-cell>
          <table:table-cell office:value-type="string" calcext:value-type="string">
            <text:p>event_abort_time</text:p>
          </table:table-cell>
          <table:table-cell office:value-type="string" calcext:value-type="string">
            <text:p>gvt_time</text:p>
          </table:table-cell>
          <table:table-cell office:value-type="string" calcext:value-type="string">
            <text:p>fc_time</text:p>
          </table:table-cell>
          <table:table-cell office:value-type="string" calcext:value-type="string">
            <text:p>primary_rb_time</text:p>
          </table:table-cell>
          <table:table-cell office:value-type="string" calcext:value-type="string">
            <text:p>net_read_time</text:p>
          </table:table-cell>
          <table:table-cell office:value-type="string" calcext:value-type="string">
            <text:p>net_other_time</text:p>
          </table:table-cell>
          <table:table-cell office:value-type="string" calcext:value-type="string">
            <text:p>inst_comp_time</text:p>
          </table:table-cell>
          <table:table-cell office:value-type="string" calcext:value-type="string">
            <text:p>inst_write_time</text:p>
          </table:table-cell>
          <table:table-cell office:value-type="string" calcext:value-type="string">
            <text:p>total_time</text:p>
          </table:table-cell>
          <table:table-cell/>
          <table:table-cell table:formula="of:=[.I1]" office:value-type="string" office:string-value="runtime" calcext:value-type="string">
            <text:p>runtime</text:p>
          </table:table-cell>
          <table:table-cell office:value-type="string" calcext:value-type="string">
            <text:p>spike slots</text:p>
          </table:table-cell>
          <table:table-cell office:value-type="string" calcext:value-type="string">
            <text:p>mod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3.9606" calcext:value-type="float">
            <text:p>163.960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80" calcext:value-type="float">
            <text:p>1048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435908.38" calcext:value-type="float">
            <text:p>11435908.3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78" calcext:value-type="float">
            <text:p>6.3378</text:p>
          </table:table-cell>
          <table:table-cell office:value-type="float" office:value="56.4159" calcext:value-type="float">
            <text:p>56.4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651" calcext:value-type="float">
            <text:p>99.9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422" calcext:value-type="float">
            <text:p>43.44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685" calcext:value-type="float">
            <text:p>5.7685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.9659" calcext:value-type="float">
            <text:p>163.9659</text:p>
          </table:table-cell>
          <table:table-cell/>
          <table:table-cell table:formula="of:=[.I2]" office:value-type="float" office:value="163.9606" calcext:value-type="float">
            <text:p>163.9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6.2855" calcext:value-type="float">
            <text:p>166.2855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420" calcext:value-type="float">
            <text:p>1342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276017.25" calcext:value-type="float">
            <text:p>11276017.25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57" calcext:value-type="float">
            <text:p>6.3157</text:p>
          </table:table-cell>
          <table:table-cell office:value-type="float" office:value="57.1638" calcext:value-type="float">
            <text:p>57.1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6895" calcext:value-type="float">
            <text:p>100.68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008" calcext:value-type="float">
            <text:p>44.0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876" calcext:value-type="float">
            <text:p>6.5876</text:p>
          </table:table-cell>
          <table:table-cell office:value-type="float" office:value="0.681" calcext:value-type="float">
            <text:p>0.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2909" calcext:value-type="float">
            <text:p>166.2909</text:p>
          </table:table-cell>
          <table:table-cell/>
          <table:table-cell table:formula="of:=[.I3]" office:value-type="float" office:value="166.2855" calcext:value-type="float">
            <text:p>166.2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68.409" calcext:value-type="float">
            <text:p>168.40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533" calcext:value-type="float">
            <text:p>1853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1133841.8" calcext:value-type="float">
            <text:p>11133841.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2946" calcext:value-type="float">
            <text:p>6.2946</text:p>
          </table:table-cell>
          <table:table-cell office:value-type="float" office:value="57.296" calcext:value-type="float">
            <text:p>57.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6778" calcext:value-type="float">
            <text:p>100.6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379" calcext:value-type="float">
            <text:p>43.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1201" calcext:value-type="float">
            <text:p>8.1201</text:p>
          </table:table-cell>
          <table:table-cell office:value-type="float" office:value="0.6798" calcext:value-type="float">
            <text:p>0.6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4144" calcext:value-type="float">
            <text:p>168.4144</text:p>
          </table:table-cell>
          <table:table-cell/>
          <table:table-cell table:formula="of:=[.I4]" office:value-type="float" office:value="168.409" calcext:value-type="float">
            <text:p>168.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4.2693" calcext:value-type="float">
            <text:p>174.2693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576" calcext:value-type="float">
            <text:p>3357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759430.91" calcext:value-type="float">
            <text:p>10759430.9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55" calcext:value-type="float">
            <text:p>6.3355</text:p>
          </table:table-cell>
          <table:table-cell office:value-type="float" office:value="57.3644" calcext:value-type="float">
            <text:p>57.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8674" calcext:value-type="float">
            <text:p>100.8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5457" calcext:value-type="float">
            <text:p>43.5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386" calcext:value-type="float">
            <text:p>12.386</text:p>
          </table:table-cell>
          <table:table-cell office:value-type="float" office:value="0.6986" calcext:value-type="float">
            <text:p>0.6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275" calcext:value-type="float">
            <text:p>174.275</text:p>
          </table:table-cell>
          <table:table-cell/>
          <table:table-cell table:formula="of:=[.I5]" office:value-type="float" office:value="174.2693" calcext:value-type="float">
            <text:p>174.269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7.9741" calcext:value-type="float">
            <text:p>187.9741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545" calcext:value-type="float">
            <text:p>6554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9974985.54" calcext:value-type="float">
            <text:p>9974985.54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98" calcext:value-type="float">
            <text:p>6.3198</text:p>
          </table:table-cell>
          <table:table-cell office:value-type="float" office:value="57.2874" calcext:value-type="float">
            <text:p>57.28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7526" calcext:value-type="float">
            <text:p>100.7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4316" calcext:value-type="float">
            <text:p>44.4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0053" calcext:value-type="float">
            <text:p>22.0053</text:p>
          </table:table-cell>
          <table:table-cell office:value-type="float" office:value="0.6974" calcext:value-type="float">
            <text:p>0.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.9802" calcext:value-type="float">
            <text:p>187.9802</text:p>
          </table:table-cell>
          <table:table-cell/>
          <table:table-cell table:formula="of:=[.I6]" office:value-type="float" office:value="187.9741" calcext:value-type="float">
            <text:p>187.97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15.964" calcext:value-type="float">
            <text:p>215.964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513" calcext:value-type="float">
            <text:p>12951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8682181.96" calcext:value-type="float">
            <text:p>8682181.9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08" calcext:value-type="float">
            <text:p>6.3208</text:p>
          </table:table-cell>
          <table:table-cell office:value-type="float" office:value="57.3022" calcext:value-type="float">
            <text:p>57.3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9104" calcext:value-type="float">
            <text:p>100.9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4619" calcext:value-type="float">
            <text:p>47.46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0682" calcext:value-type="float">
            <text:p>42.0682</text:p>
          </table:table-cell>
          <table:table-cell office:value-type="float" office:value="0.6854" calcext:value-type="float">
            <text:p>0.6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.971" calcext:value-type="float">
            <text:p>215.971</text:p>
          </table:table-cell>
          <table:table-cell/>
          <table:table-cell table:formula="of:=[.I7]" office:value-type="float" office:value="215.964" calcext:value-type="float">
            <text:p>215.96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276.1889" calcext:value-type="float">
            <text:p>276.188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7449" calcext:value-type="float">
            <text:p>25744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6788973.22" calcext:value-type="float">
            <text:p>6788973.2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33" calcext:value-type="float">
            <text:p>6.3133</text:p>
          </table:table-cell>
          <table:table-cell office:value-type="float" office:value="57.2385" calcext:value-type="float">
            <text:p>57.2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8117" calcext:value-type="float">
            <text:p>100.8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.3643" calcext:value-type="float">
            <text:p>57.36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8671" calcext:value-type="float">
            <text:p>90.8671</text:p>
          </table:table-cell>
          <table:table-cell office:value-type="float" office:value="0.6813" calcext:value-type="float">
            <text:p>0.6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1978" calcext:value-type="float">
            <text:p>276.1978</text:p>
          </table:table-cell>
          <table:table-cell/>
          <table:table-cell table:formula="of:=[.I8]" office:value-type="float" office:value="276.1889" calcext:value-type="float">
            <text:p>276.188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379.6916" calcext:value-type="float">
            <text:p>379.6916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3321" calcext:value-type="float">
            <text:p>513321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4938320.57" calcext:value-type="float">
            <text:p>4938320.5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6" calcext:value-type="float">
            <text:p>6.3286</text:p>
          </table:table-cell>
          <table:table-cell office:value-type="float" office:value="57.2098" calcext:value-type="float">
            <text:p>57.2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.7901" calcext:value-type="float">
            <text:p>100.7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2576" calcext:value-type="float">
            <text:p>59.2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.0019" calcext:value-type="float">
            <text:p>149.0019</text:p>
          </table:table-cell>
          <table:table-cell office:value-type="float" office:value="0.6947" calcext:value-type="float">
            <text:p>0.6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7039" calcext:value-type="float">
            <text:p>379.7039</text:p>
          </table:table-cell>
          <table:table-cell/>
          <table:table-cell table:formula="of:=[.I9]" office:value-type="float" office:value="379.6916" calcext:value-type="float">
            <text:p>379.691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603.5842" calcext:value-type="float">
            <text:p>603.5842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25065" calcext:value-type="float">
            <text:p>1025065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3106507.26" calcext:value-type="float">
            <text:p>3106507.26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11" calcext:value-type="float">
            <text:p>6.3211</text:p>
          </table:table-cell>
          <table:table-cell office:value-type="float" office:value="57.3308" calcext:value-type="float">
            <text:p>57.3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1.1103" calcext:value-type="float">
            <text:p>101.1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2837" calcext:value-type="float">
            <text:p>83.2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8319" calcext:value-type="float">
            <text:p>302.8319</text:p>
          </table:table-cell>
          <table:table-cell office:value-type="float" office:value="0.6869" calcext:value-type="float">
            <text:p>0.6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3.6038" calcext:value-type="float">
            <text:p>603.6038</text:p>
          </table:table-cell>
          <table:table-cell/>
          <table:table-cell table:formula="of:=[.I10]" office:value-type="float" office:value="603.5842" calcext:value-type="float">
            <text:p>603.584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074.9599" calcext:value-type="float">
            <text:p>1074.9599</text:p>
          </table:table-cell>
          <table:table-cell office:value-type="float" office:value="1875038719" calcext:value-type="float">
            <text:p>1875038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48553" calcext:value-type="float">
            <text:p>2048553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744287.18" calcext:value-type="float">
            <text:p>1744287.1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29300" calcext:value-type="float">
            <text:p>1429300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15" calcext:value-type="float">
            <text:p>6.3215</text:p>
          </table:table-cell>
          <table:table-cell office:value-type="float" office:value="59.1182" calcext:value-type="float">
            <text:p>59.11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.5642" calcext:value-type="float">
            <text:p>103.56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.4543" calcext:value-type="float">
            <text:p>150.4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.3646" calcext:value-type="float">
            <text:p>629.3646</text:p>
          </table:table-cell>
          <table:table-cell office:value-type="float" office:value="0.6831" calcext:value-type="float">
            <text:p>0.6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.9949" calcext:value-type="float">
            <text:p>1074.9949</text:p>
          </table:table-cell>
          <table:table-cell/>
          <table:table-cell table:formula="of:=[.I11]" office:value-type="float" office:value="1074.9599" calcext:value-type="float">
            <text:p>1074.9599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conservativ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78.626" calcext:value-type="float">
            <text:p>178.626</text:p>
          </table:table-cell>
          <table:table-cell office:value-type="float" office:value="1875038929" calcext:value-type="float">
            <text:p>1875038929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335264" calcext:value-type="float">
            <text:p>335264</text:p>
          </table:table-cell>
          <table:table-cell office:value-type="float" office:value="10477" calcext:value-type="float">
            <text:p>1047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497007.82" calcext:value-type="float">
            <text:p>10497007.8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83" calcext:value-type="float">
            <text:p>6.3283</text:p>
          </table:table-cell>
          <table:table-cell office:value-type="float" office:value="56.3744" calcext:value-type="float">
            <text:p>56.3744</text:p>
          </table:table-cell>
          <table:table-cell office:value-type="float" office:value="0.8181" calcext:value-type="float">
            <text:p>0.8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.4483" calcext:value-type="float">
            <text:p>100.448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6.3309" calcext:value-type="float">
            <text:p>46.3309</text:p>
          </table:table-cell>
          <table:table-cell office:value-type="float" office:value="21.8175" calcext:value-type="float">
            <text:p>21.8175</text:p>
          </table:table-cell>
          <table:table-cell office:value-type="float" office:value="0.0001" calcext:value-type="float">
            <text:p>0.0001</text:p>
          </table:table-cell>
          <table:table-cell office:value-type="float" office:value="5.4512" calcext:value-type="float">
            <text:p>5.4512</text:p>
          </table:table-cell>
          <table:table-cell office:value-type="float" office:value="0.6994" calcext:value-type="float">
            <text:p>0.6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.6317" calcext:value-type="float">
            <text:p>178.6317</text:p>
          </table:table-cell>
          <table:table-cell/>
          <table:table-cell table:formula="of:=[.I12]" office:value-type="float" office:value="178.626" calcext:value-type="float">
            <text:p>178.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8695" calcext:value-type="float">
            <text:p>183.8695</text:p>
          </table:table-cell>
          <table:table-cell office:value-type="float" office:value="1882635130" calcext:value-type="float">
            <text:p>1882635130</text:p>
          </table:table-cell>
          <table:table-cell office:value-type="float" office:value="0" calcext:value-type="float">
            <text:p>0</text:p>
          </table:table-cell>
          <table:table-cell office:value-type="float" office:value="7596411" calcext:value-type="float">
            <text:p>7596411</text:p>
          </table:table-cell>
          <table:table-cell office:value-type="float" office:value="0" calcext:value-type="float">
            <text:p>0</text:p>
          </table:table-cell>
          <table:table-cell office:value-type="float" office:value="99.59" calcext:value-type="float">
            <text:p>9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7682" calcext:value-type="float">
            <text:p>57682</text:p>
          </table:table-cell>
          <table:table-cell office:value-type="float" office:value="0" calcext:value-type="float">
            <text:p>0</text:p>
          </table:table-cell>
          <table:table-cell office:value-type="float" office:value="304608" calcext:value-type="float">
            <text:p>304608</text:p>
          </table:table-cell>
          <table:table-cell office:value-type="float" office:value="9519" calcext:value-type="float">
            <text:p>951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97659.62" calcext:value-type="float">
            <text:p>10197659.6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3" calcext:value-type="float">
            <text:p>6.33</text:p>
          </table:table-cell>
          <table:table-cell office:value-type="float" office:value="58.0979" calcext:value-type="float">
            <text:p>58.0979</text:p>
          </table:table-cell>
          <table:table-cell office:value-type="float" office:value="0.8075" calcext:value-type="float">
            <text:p>0.8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2752" calcext:value-type="float">
            <text:p>102.2752</text:p>
          </table:table-cell>
          <table:table-cell office:value-type="float" office:value="0.1072" calcext:value-type="float">
            <text:p>0.1072</text:p>
          </table:table-cell>
          <table:table-cell office:value-type="float" office:value="0" calcext:value-type="float">
            <text:p>0</text:p>
          </table:table-cell>
          <table:table-cell office:value-type="float" office:value="47.0869" calcext:value-type="float">
            <text:p>47.0869</text:p>
          </table:table-cell>
          <table:table-cell office:value-type="float" office:value="26.1987" calcext:value-type="float">
            <text:p>26.1987</text:p>
          </table:table-cell>
          <table:table-cell office:value-type="float" office:value="0.4567" calcext:value-type="float">
            <text:p>0.4567</text:p>
          </table:table-cell>
          <table:table-cell office:value-type="float" office:value="5.5241" calcext:value-type="float">
            <text:p>5.5241</text:p>
          </table:table-cell>
          <table:table-cell office:value-type="float" office:value="0.6938" calcext:value-type="float">
            <text:p>0.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8755" calcext:value-type="float">
            <text:p>183.8755</text:p>
          </table:table-cell>
          <table:table-cell/>
          <table:table-cell table:formula="of:=[.I13]" office:value-type="float" office:value="183.8695" calcext:value-type="float">
            <text:p>183.86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8366" calcext:value-type="float">
            <text:p>184.8366</text:p>
          </table:table-cell>
          <table:table-cell office:value-type="float" office:value="1882907029" calcext:value-type="float">
            <text:p>1882907029</text:p>
          </table:table-cell>
          <table:table-cell office:value-type="float" office:value="0" calcext:value-type="float">
            <text:p>0</text:p>
          </table:table-cell>
          <table:table-cell office:value-type="float" office:value="7868310" calcext:value-type="float">
            <text:p>7868310</text:p>
          </table:table-cell>
          <table:table-cell office:value-type="float" office:value="0" calcext:value-type="float">
            <text:p>0</text:p>
          </table:table-cell>
          <table:table-cell office:value-type="float" office:value="99.58" calcext:value-type="float">
            <text:p>99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0361" calcext:value-type="float">
            <text:p>60361</text:p>
          </table:table-cell>
          <table:table-cell office:value-type="float" office:value="0" calcext:value-type="float">
            <text:p>0</text:p>
          </table:table-cell>
          <table:table-cell office:value-type="float" office:value="304192" calcext:value-type="float">
            <text:p>304192</text:p>
          </table:table-cell>
          <table:table-cell office:value-type="float" office:value="9506" calcext:value-type="float">
            <text:p>950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44304.21" calcext:value-type="float">
            <text:p>10144304.21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05" calcext:value-type="float">
            <text:p>6.3105</text:p>
          </table:table-cell>
          <table:table-cell office:value-type="float" office:value="58.5142" calcext:value-type="float">
            <text:p>58.5142</text:p>
          </table:table-cell>
          <table:table-cell office:value-type="float" office:value="0.8116" calcext:value-type="float">
            <text:p>0.8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8255" calcext:value-type="float">
            <text:p>102.8255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7.5915" calcext:value-type="float">
            <text:p>47.5915</text:p>
          </table:table-cell>
          <table:table-cell office:value-type="float" office:value="26.1538" calcext:value-type="float">
            <text:p>26.1538</text:p>
          </table:table-cell>
          <table:table-cell office:value-type="float" office:value="0.4805" calcext:value-type="float">
            <text:p>0.4805</text:p>
          </table:table-cell>
          <table:table-cell office:value-type="float" office:value="5.531" calcext:value-type="float">
            <text:p>5.531</text:p>
          </table:table-cell>
          <table:table-cell office:value-type="float" office:value="0.6817" calcext:value-type="float">
            <text:p>0.68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8426" calcext:value-type="float">
            <text:p>184.8426</text:p>
          </table:table-cell>
          <table:table-cell/>
          <table:table-cell table:formula="of:=[.I14]" office:value-type="float" office:value="184.8366" calcext:value-type="float">
            <text:p>184.83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9131" calcext:value-type="float">
            <text:p>184.9131</text:p>
          </table:table-cell>
          <table:table-cell office:value-type="float" office:value="1883240505" calcext:value-type="float">
            <text:p>1883240505</text:p>
          </table:table-cell>
          <table:table-cell office:value-type="float" office:value="0" calcext:value-type="float">
            <text:p>0</text:p>
          </table:table-cell>
          <table:table-cell office:value-type="float" office:value="8201786" calcext:value-type="float">
            <text:p>8201786</text:p>
          </table:table-cell>
          <table:table-cell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3147" calcext:value-type="float">
            <text:p>63147</text:p>
          </table:table-cell>
          <table:table-cell office:value-type="float" office:value="0" calcext:value-type="float">
            <text:p>0</text:p>
          </table:table-cell>
          <table:table-cell office:value-type="float" office:value="304224" calcext:value-type="float">
            <text:p>304224</text:p>
          </table:table-cell>
          <table:table-cell office:value-type="float" office:value="9507" calcext:value-type="float">
            <text:p>95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40108.47" calcext:value-type="float">
            <text:p>10140108.4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51" calcext:value-type="float">
            <text:p>6.3151</text:p>
          </table:table-cell>
          <table:table-cell office:value-type="float" office:value="58.5319" calcext:value-type="float">
            <text:p>58.5319</text:p>
          </table:table-cell>
          <table:table-cell office:value-type="float" office:value="0.8249" calcext:value-type="float">
            <text:p>0.8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8364" calcext:value-type="float">
            <text:p>102.8364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7.5251" calcext:value-type="float">
            <text:p>47.5251</text:p>
          </table:table-cell>
          <table:table-cell office:value-type="float" office:value="26.1367" calcext:value-type="float">
            <text:p>26.1367</text:p>
          </table:table-cell>
          <table:table-cell office:value-type="float" office:value="0.4964" calcext:value-type="float">
            <text:p>0.4964</text:p>
          </table:table-cell>
          <table:table-cell office:value-type="float" office:value="5.5003" calcext:value-type="float">
            <text:p>5.5003</text:p>
          </table:table-cell>
          <table:table-cell office:value-type="float" office:value="0.6927" calcext:value-type="float">
            <text:p>0.6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9191" calcext:value-type="float">
            <text:p>184.9191</text:p>
          </table:table-cell>
          <table:table-cell/>
          <table:table-cell table:formula="of:=[.I15]" office:value-type="float" office:value="184.9131" calcext:value-type="float">
            <text:p>184.91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4698" calcext:value-type="float">
            <text:p>184.4698</text:p>
          </table:table-cell>
          <table:table-cell office:value-type="float" office:value="1883134105" calcext:value-type="float">
            <text:p>1883134105</text:p>
          </table:table-cell>
          <table:table-cell office:value-type="float" office:value="0" calcext:value-type="float">
            <text:p>0</text:p>
          </table:table-cell>
          <table:table-cell office:value-type="float" office:value="8095386" calcext:value-type="float">
            <text:p>8095386</text:p>
          </table:table-cell>
          <table:table-cell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2826" calcext:value-type="float">
            <text:p>62826</text:p>
          </table:table-cell>
          <table:table-cell office:value-type="float" office:value="0" calcext:value-type="float">
            <text:p>0</text:p>
          </table:table-cell>
          <table:table-cell office:value-type="float" office:value="304288" calcext:value-type="float">
            <text:p>304288</text:p>
          </table:table-cell>
          <table:table-cell office:value-type="float" office:value="9509" calcext:value-type="float">
            <text:p>9509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64476.92" calcext:value-type="float">
            <text:p>10164476.92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77" calcext:value-type="float">
            <text:p>6.3277</text:p>
          </table:table-cell>
          <table:table-cell office:value-type="float" office:value="58.5174" calcext:value-type="float">
            <text:p>58.5174</text:p>
          </table:table-cell>
          <table:table-cell office:value-type="float" office:value="0.8075" calcext:value-type="float">
            <text:p>0.8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8746" calcext:value-type="float">
            <text:p>102.8746</text:p>
          </table:table-cell>
          <table:table-cell office:value-type="float" office:value="0.1074" calcext:value-type="float">
            <text:p>0.1074</text:p>
          </table:table-cell>
          <table:table-cell office:value-type="float" office:value="0" calcext:value-type="float">
            <text:p>0</text:p>
          </table:table-cell>
          <table:table-cell office:value-type="float" office:value="46.5908" calcext:value-type="float">
            <text:p>46.5908</text:p>
          </table:table-cell>
          <table:table-cell office:value-type="float" office:value="26.0929" calcext:value-type="float">
            <text:p>26.0929</text:p>
          </table:table-cell>
          <table:table-cell office:value-type="float" office:value="0.4927" calcext:value-type="float">
            <text:p>0.4927</text:p>
          </table:table-cell>
          <table:table-cell office:value-type="float" office:value="5.6056" calcext:value-type="float">
            <text:p>5.6056</text:p>
          </table:table-cell>
          <table:table-cell office:value-type="float" office:value="0.6843" calcext:value-type="float">
            <text:p>0.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4758" calcext:value-type="float">
            <text:p>184.4758</text:p>
          </table:table-cell>
          <table:table-cell/>
          <table:table-cell table:formula="of:=[.I16]" office:value-type="float" office:value="184.4698" calcext:value-type="float">
            <text:p>184.469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5009" calcext:value-type="float">
            <text:p>184.5009</text:p>
          </table:table-cell>
          <table:table-cell office:value-type="float" office:value="1883198680" calcext:value-type="float">
            <text:p>1883198680</text:p>
          </table:table-cell>
          <table:table-cell office:value-type="float" office:value="0" calcext:value-type="float">
            <text:p>0</text:p>
          </table:table-cell>
          <table:table-cell office:value-type="float" office:value="8159961" calcext:value-type="float">
            <text:p>8159961</text:p>
          </table:table-cell>
          <table:table-cell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3175" calcext:value-type="float">
            <text:p>63175</text:p>
          </table:table-cell>
          <table:table-cell office:value-type="float" office:value="0" calcext:value-type="float">
            <text:p>0</text:p>
          </table:table-cell>
          <table:table-cell office:value-type="float" office:value="304192" calcext:value-type="float">
            <text:p>304192</text:p>
          </table:table-cell>
          <table:table-cell office:value-type="float" office:value="9506" calcext:value-type="float">
            <text:p>9506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62762.3" calcext:value-type="float">
            <text:p>10162762.3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157" calcext:value-type="float">
            <text:p>6.3157</text:p>
          </table:table-cell>
          <table:table-cell office:value-type="float" office:value="58.3467" calcext:value-type="float">
            <text:p>58.3467</text:p>
          </table:table-cell>
          <table:table-cell office:value-type="float" office:value="0.8002" calcext:value-type="float">
            <text:p>0.8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199" calcext:value-type="float">
            <text:p>102.7199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7.1308" calcext:value-type="float">
            <text:p>47.1308</text:p>
          </table:table-cell>
          <table:table-cell office:value-type="float" office:value="26.0807" calcext:value-type="float">
            <text:p>26.0807</text:p>
          </table:table-cell>
          <table:table-cell office:value-type="float" office:value="0.4968" calcext:value-type="float">
            <text:p>0.4968</text:p>
          </table:table-cell>
          <table:table-cell office:value-type="float" office:value="5.548" calcext:value-type="float">
            <text:p>5.548</text:p>
          </table:table-cell>
          <table:table-cell office:value-type="float" office:value="0.6855" calcext:value-type="float">
            <text:p>0.6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5069" calcext:value-type="float">
            <text:p>184.5069</text:p>
          </table:table-cell>
          <table:table-cell/>
          <table:table-cell table:formula="of:=[.I17]" office:value-type="float" office:value="184.5009" calcext:value-type="float">
            <text:p>184.500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3904" calcext:value-type="float">
            <text:p>184.3904</text:p>
          </table:table-cell>
          <table:table-cell office:value-type="float" office:value="1883256196" calcext:value-type="float">
            <text:p>1883256196</text:p>
          </table:table-cell>
          <table:table-cell office:value-type="float" office:value="0" calcext:value-type="float">
            <text:p>0</text:p>
          </table:table-cell>
          <table:table-cell office:value-type="float" office:value="8217477" calcext:value-type="float">
            <text:p>8217477</text:p>
          </table:table-cell>
          <table:table-cell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3659" calcext:value-type="float">
            <text:p>63659</text:p>
          </table:table-cell>
          <table:table-cell office:value-type="float" office:value="0" calcext:value-type="float">
            <text:p>0</text:p>
          </table:table-cell>
          <table:table-cell office:value-type="float" office:value="304224" calcext:value-type="float">
            <text:p>304224</text:p>
          </table:table-cell>
          <table:table-cell office:value-type="float" office:value="9507" calcext:value-type="float">
            <text:p>9507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68850.68" calcext:value-type="float">
            <text:p>10168850.68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52" calcext:value-type="float">
            <text:p>6.3252</text:p>
          </table:table-cell>
          <table:table-cell office:value-type="float" office:value="58.3055" calcext:value-type="float">
            <text:p>58.3055</text:p>
          </table:table-cell>
          <table:table-cell office:value-type="float" office:value="0.7847" calcext:value-type="float">
            <text:p>0.7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7981" calcext:value-type="float">
            <text:p>102.7981</text:p>
          </table:table-cell>
          <table:table-cell office:value-type="float" office:value="0.1074" calcext:value-type="float">
            <text:p>0.1074</text:p>
          </table:table-cell>
          <table:table-cell office:value-type="float" office:value="0" calcext:value-type="float">
            <text:p>0</text:p>
          </table:table-cell>
          <table:table-cell office:value-type="float" office:value="47.2734" calcext:value-type="float">
            <text:p>47.2734</text:p>
          </table:table-cell>
          <table:table-cell office:value-type="float" office:value="26.044" calcext:value-type="float">
            <text:p>26.044</text:p>
          </table:table-cell>
          <table:table-cell office:value-type="float" office:value="0.5001" calcext:value-type="float">
            <text:p>0.5001</text:p>
          </table:table-cell>
          <table:table-cell office:value-type="float" office:value="5.5277" calcext:value-type="float">
            <text:p>5.5277</text:p>
          </table:table-cell>
          <table:table-cell office:value-type="float" office:value="0.6908" calcext:value-type="float">
            <text:p>0.6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964" calcext:value-type="float">
            <text:p>184.3964</text:p>
          </table:table-cell>
          <table:table-cell/>
          <table:table-cell table:formula="of:=[.I18]" office:value-type="float" office:value="184.3904" calcext:value-type="float">
            <text:p>184.39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3521" calcext:value-type="float">
            <text:p>184.3521</text:p>
          </table:table-cell>
          <table:table-cell office:value-type="float" office:value="1883091571" calcext:value-type="float">
            <text:p>1883091571</text:p>
          </table:table-cell>
          <table:table-cell office:value-type="float" office:value="0" calcext:value-type="float">
            <text:p>0</text:p>
          </table:table-cell>
          <table:table-cell office:value-type="float" office:value="8052852" calcext:value-type="float">
            <text:p>8052852</text:p>
          </table:table-cell>
          <table:table-cell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62610" calcext:value-type="float">
            <text:p>62610</text:p>
          </table:table-cell>
          <table:table-cell office:value-type="float" office:value="0" calcext:value-type="float">
            <text:p>0</text:p>
          </table:table-cell>
          <table:table-cell office:value-type="float" office:value="303936" calcext:value-type="float">
            <text:p>303936</text:p>
          </table:table-cell>
          <table:table-cell office:value-type="float" office:value="9498" calcext:value-type="float">
            <text:p>9498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70962.7" calcext:value-type="float">
            <text:p>10170962.7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66" calcext:value-type="float">
            <text:p>6.3266</text:p>
          </table:table-cell>
          <table:table-cell office:value-type="float" office:value="58.2052" calcext:value-type="float">
            <text:p>58.2052</text:p>
          </table:table-cell>
          <table:table-cell office:value-type="float" office:value="0.7547" calcext:value-type="float">
            <text:p>0.75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6306" calcext:value-type="float">
            <text:p>102.6306</text:p>
          </table:table-cell>
          <table:table-cell office:value-type="float" office:value="0.1073" calcext:value-type="float">
            <text:p>0.1073</text:p>
          </table:table-cell>
          <table:table-cell office:value-type="float" office:value="0" calcext:value-type="float">
            <text:p>0</text:p>
          </table:table-cell>
          <table:table-cell office:value-type="float" office:value="47.3373" calcext:value-type="float">
            <text:p>47.3373</text:p>
          </table:table-cell>
          <table:table-cell office:value-type="float" office:value="25.9873" calcext:value-type="float">
            <text:p>25.9873</text:p>
          </table:table-cell>
          <table:table-cell office:value-type="float" office:value="0.4877" calcext:value-type="float">
            <text:p>0.4877</text:p>
          </table:table-cell>
          <table:table-cell office:value-type="float" office:value="5.4147" calcext:value-type="float">
            <text:p>5.4147</text:p>
          </table:table-cell>
          <table:table-cell office:value-type="float" office:value="0.7272" calcext:value-type="float">
            <text:p>0.7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581" calcext:value-type="float">
            <text:p>184.3581</text:p>
          </table:table-cell>
          <table:table-cell/>
          <table:table-cell table:formula="of:=[.I19]" office:value-type="float" office:value="184.3521" calcext:value-type="float">
            <text:p>184.352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4.0016" calcext:value-type="float">
            <text:p>184.0016</text:p>
          </table:table-cell>
          <table:table-cell office:value-type="float" office:value="1882184820" calcext:value-type="float">
            <text:p>1882184820</text:p>
          </table:table-cell>
          <table:table-cell office:value-type="float" office:value="0" calcext:value-type="float">
            <text:p>0</text:p>
          </table:table-cell>
          <table:table-cell office:value-type="float" office:value="7146101" calcext:value-type="float">
            <text:p>7146101</text:p>
          </table:table-cell>
          <table:table-cell office:value-type="float" office:value="0" calcext:value-type="float">
            <text:p>0</text:p>
          </table:table-cell>
          <table:table-cell office:value-type="float" office:value="99.62" calcext:value-type="float">
            <text:p>9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55631" calcext:value-type="float">
            <text:p>55631</text:p>
          </table:table-cell>
          <table:table-cell office:value-type="float" office:value="0" calcext:value-type="float">
            <text:p>0</text:p>
          </table:table-cell>
          <table:table-cell office:value-type="float" office:value="302400" calcext:value-type="float">
            <text:p>302400</text:p>
          </table:table-cell>
          <table:table-cell office:value-type="float" office:value="9450" calcext:value-type="float">
            <text:p>945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190337.49" calcext:value-type="float">
            <text:p>10190337.4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279" calcext:value-type="float">
            <text:p>6.3279</text:p>
          </table:table-cell>
          <table:table-cell office:value-type="float" office:value="58.0461" calcext:value-type="float">
            <text:p>58.0461</text:p>
          </table:table-cell>
          <table:table-cell office:value-type="float" office:value="0.7382" calcext:value-type="float">
            <text:p>0.73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5064" calcext:value-type="float">
            <text:p>102.5064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47.2466" calcext:value-type="float">
            <text:p>47.2466</text:p>
          </table:table-cell>
          <table:table-cell office:value-type="float" office:value="25.8192" calcext:value-type="float">
            <text:p>25.8192</text:p>
          </table:table-cell>
          <table:table-cell office:value-type="float" office:value="0.4404" calcext:value-type="float">
            <text:p>0.4404</text:p>
          </table:table-cell>
          <table:table-cell office:value-type="float" office:value="5.4164" calcext:value-type="float">
            <text:p>5.4164</text:p>
          </table:table-cell>
          <table:table-cell office:value-type="float" office:value="0.6843" calcext:value-type="float">
            <text:p>0.68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0076" calcext:value-type="float">
            <text:p>184.0076</text:p>
          </table:table-cell>
          <table:table-cell/>
          <table:table-cell table:formula="of:=[.I20]" office:value-type="float" office:value="184.0016" calcext:value-type="float">
            <text:p>184.0016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optimistic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3145728" calcext:value-type="float">
            <text:p>3145728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odel defined</text:p>
          </table:table-cell>
          <table:table-cell office:value-type="float" office:value="1252049" calcext:value-type="float">
            <text:p>1252049</text:p>
          </table:table-cell>
          <table:table-cell office:value-type="float" office:value="16" calcext:value-type="float">
            <text:p>16</text:p>
          </table:table-cell>
          <table:table-cell office:value-type="float" office:value="2064" calcext:value-type="float">
            <text:p>2064</text:p>
          </table:table-cell>
          <table:table-cell office:value-type="float" office:value="183.7963" calcext:value-type="float">
            <text:p>183.7963</text:p>
          </table:table-cell>
          <table:table-cell office:value-type="float" office:value="1881244708" calcext:value-type="float">
            <text:p>1881244708</text:p>
          </table:table-cell>
          <table:table-cell office:value-type="float" office:value="0" calcext:value-type="float">
            <text:p>0</text:p>
          </table:table-cell>
          <table:table-cell office:value-type="float" office:value="6205989" calcext:value-type="float">
            <text:p>6205989</text:p>
          </table:table-cell>
          <table:table-cell office:value-type="float" office:value="0" calcext:value-type="float">
            <text:p>0</text:p>
          </table:table-cell>
          <table:table-cell office:value-type="float" office:value="99.67" calcext:value-type="float">
            <text:p>99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0666" calcext:value-type="float">
            <text:p>23770666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48476" calcext:value-type="float">
            <text:p>48476</text:p>
          </table:table-cell>
          <table:table-cell office:value-type="float" office:value="0" calcext:value-type="float">
            <text:p>0</text:p>
          </table:table-cell>
          <table:table-cell office:value-type="float" office:value="300800" calcext:value-type="float">
            <text:p>300800</text:p>
          </table:table-cell>
          <table:table-cell office:value-type="float" office:value="9400" calcext:value-type="float">
            <text:p>9400</text:p>
          </table:table-cell>
          <table:table-cell office:value-type="float" office:value="1875038719" calcext:value-type="float">
            <text:p>1875038719</text:p>
          </table:table-cell>
          <table:table-cell office:value-type="float" office:value="10201720.29" calcext:value-type="float">
            <text:p>10201720.29</text:p>
          </table:table-cell>
          <table:table-cell office:value-type="float" office:value="75321" calcext:value-type="float">
            <text:p>75321</text:p>
          </table:table-cell>
          <table:table-cell office:value-type="float" office:value="1252065" calcext:value-type="float">
            <text:p>1252065</text:p>
          </table:table-cell>
          <table:table-cell office:value-type="float" office:value="1447540" calcext:value-type="float">
            <text:p>1447540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3770666" calcext:value-type="float">
            <text:p>23770666</text:p>
          </table:table-cell>
          <table:table-cell office:value-type="float" office:value="3888" calcext:value-type="float">
            <text:p>3888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088" calcext:value-type="float">
            <text:p>1088</text:p>
          </table:table-cell>
          <table:table-cell office:value-type="float" office:value="976" calcext:value-type="float">
            <text:p>976</text:p>
          </table:table-cell>
          <table:table-cell office:value-type="float" office:value="1064" calcext:value-type="float">
            <text:p>1064</text:p>
          </table:table-cell>
          <table:table-cell office:value-type="float" office:value="6.3027" calcext:value-type="float">
            <text:p>6.3027</text:p>
          </table:table-cell>
          <table:table-cell office:value-type="float" office:value="57.954" calcext:value-type="float">
            <text:p>57.954</text:p>
          </table:table-cell>
          <table:table-cell office:value-type="float" office:value="0.715" calcext:value-type="float">
            <text:p>0.7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.478" calcext:value-type="float">
            <text:p>102.478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  <table:table-cell office:value-type="float" office:value="47.323" calcext:value-type="float">
            <text:p>47.323</text:p>
          </table:table-cell>
          <table:table-cell office:value-type="float" office:value="25.573" calcext:value-type="float">
            <text:p>25.573</text:p>
          </table:table-cell>
          <table:table-cell office:value-type="float" office:value="0.3776" calcext:value-type="float">
            <text:p>0.3776</text:p>
          </table:table-cell>
          <table:table-cell office:value-type="float" office:value="5.425" calcext:value-type="float">
            <text:p>5.425</text:p>
          </table:table-cell>
          <table:table-cell office:value-type="float" office:value="0.694" calcext:value-type="float">
            <text:p>0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.8023" calcext:value-type="float">
            <text:p>183.8023</text:p>
          </table:table-cell>
          <table:table-cell/>
          <table:table-cell table:formula="of:=[.I21]" office:value-type="float" office:value="183.7963" calcext:value-type="float">
            <text:p>183.7963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optimistic</text:p>
          </table:table-cell>
        </table:table-row>
      </table:table>
      <table:named-expressions/>
      <table:database-ranges>
        <table:database-range table:name="__Anonymous_Sheet_DB__0" table:target-range-address="ross.A1:ross.BG21" table:display-filter-buttons="true">
          <table:sort>
            <table:sort-by table:field-number="5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9T14:42:03.022010176</dc:date>
    <dc:creator>Elkin Cruz</dc:creator>
    <meta:editing-duration>PT14M7S</meta:editing-duration>
    <meta:editing-cycles>3</meta:editing-cycles>
    <meta:generator>LibreOffice/7.3.5.2$Linux_X86_64 LibreOffice_project/30$Build-2</meta:generator>
    <meta:document-statistic meta:table-count="1" meta:cell-count="12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5cm" svg:height="8.992cm" xlink:href=".." xlink:type="simple" chart:class="chart:line" chart:style-name="ch1">
        <chart:legend chart:legend-position="end" svg:x="12.703cm" svg:y="3.948cm" style:legend-expansion="high" chart:style-name="ch2"/>
        <chart:plot-area chart:style-name="ch3" table:cell-range-address="ross.BE12:ross.BF21 ross.BE2:ross.BE11" chart:data-source-has-labels="both" svg:x="0.32cm" svg:y="0.2cm" svg:width="12.246cm" svg:height="8.632cm">
          <chart:coordinate-region svg:x="1.312cm" svg:y="0.399cm" svg:width="10.882cm" svg:height="7.786cm"/>
          <chart:axis chart:dimension="x" chart:name="primary-x" chart:style-name="ch4" chartooo:axis-type="text">
            <chart:title svg:x="6.055cm" svg:y="8.432cm" chart:style-name="ch5">
              <text:p>slots</text:p>
            </chart:title>
            <chart:categories table:cell-range-address="ross.BF12:ross.BF21"/>
          </chart:axis>
          <chart:axis chart:dimension="y" chart:name="primary-y" chart:style-name="ch4">
            <chart:title svg:x="0cm" svg:y="5.618cm" chart:style-name="ch6">
              <text:p>execution time</text:p>
            </chart:title>
            <chart:grid chart:style-name="ch7" chart:class="major"/>
          </chart:axis>
          <chart:series chart:style-name="ch8" chart:values-cell-range-address="ross.BE2:ross.BE11" loext:label-string="conservative" chart:class="chart:line">
            <chart:data-point chart:repeated="10"/>
          </chart:series>
          <chart:series chart:style-name="ch9" chart:values-cell-range-address="ross.BE12:ross.BE21" loext:label-string="optimistic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ervative</text:p>
              </table:table-cell>
              <table:table-cell office:value-type="string">
                <text:p>optimisti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ross.BF12:ross.BF21</svg:desc>
                </draw:g>
              </table:table-cell>
              <table:table-cell office:value-type="float" office:value="163.9606">
                <text:p>163.9606</text:p>
                <draw:g>
                  <svg:desc>ross.BE2:ross.BE11</svg:desc>
                </draw:g>
              </table:table-cell>
              <table:table-cell office:value-type="float" office:value="178.626">
                <text:p>178.626</text:p>
                <draw:g>
                  <svg:desc>ross.BE12:ross.BE21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6.2855">
                <text:p>166.2855</text:p>
              </table:table-cell>
              <table:table-cell office:value-type="float" office:value="183.8695">
                <text:p>183.86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8.409">
                <text:p>168.409</text:p>
              </table:table-cell>
              <table:table-cell office:value-type="float" office:value="184.8366">
                <text:p>184.83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4.2693">
                <text:p>174.2693</text:p>
              </table:table-cell>
              <table:table-cell office:value-type="float" office:value="184.9131">
                <text:p>184.91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87.9741">
                <text:p>187.9741</text:p>
              </table:table-cell>
              <table:table-cell office:value-type="float" office:value="184.4698">
                <text:p>184.46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15.964">
                <text:p>215.964</text:p>
              </table:table-cell>
              <table:table-cell office:value-type="float" office:value="184.5009">
                <text:p>184.500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276.1889">
                <text:p>276.1889</text:p>
              </table:table-cell>
              <table:table-cell office:value-type="float" office:value="184.3904">
                <text:p>184.3904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379.6916">
                <text:p>379.6916</text:p>
              </table:table-cell>
              <table:table-cell office:value-type="float" office:value="184.3521">
                <text:p>184.3521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603.5842">
                <text:p>603.5842</text:p>
              </table:table-cell>
              <table:table-cell office:value-type="float" office:value="184.0016">
                <text:p>184.0016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074.9599">
                <text:p>1074.9599</text:p>
              </table:table-cell>
              <table:table-cell office:value-type="float" office:value="183.7963">
                <text:p>183.7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